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sort" table:style-name="ta1">
        <table:shapes>
          <draw:frame draw:z-index="0" draw:style-name="gr1" draw:text-style-name="P1" svg:width="16.006cm" svg:height="9.006cm" svg:x="15.862cm" svg:y="3.337cm">
            <draw:object draw:notify-on-update-of-ranges="mergesort.A2:mergesort.A11 mergesort.B1:mergesort.B1 mergesort.B2:mergesort.B11 mergesort.A2:mergesort.A11 mergesort.D1:mergesort.D1 mergesort.D2:merge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34" calcext:value-type="float">
            <text:p>1834</text:p>
          </table:table-cell>
          <table:table-cell table:formula="of:=[.B2]/([.A2]*LOG([.A2]))" office:value-type="float" office:value="0.04585" calcext:value-type="float">
            <text:p>0,04585</text:p>
          </table:table-cell>
          <table:table-cell table:formula="of:=[.A2]*LOG([.A2]) * [.C$13]" office:value-type="float" office:value="1673.31436229933" calcext:value-type="float">
            <text:p>1673,3143622993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97" calcext:value-type="float">
            <text:p>3597</text:p>
          </table:table-cell>
          <table:table-cell table:formula="of:=[.B3]/([.A3]*LOG([.A3]))" office:value-type="float" office:value="0.0418155651509785" calcext:value-type="float">
            <text:p>0,041815565150979</text:p>
          </table:table-cell>
          <table:table-cell table:formula="of:=[.A3]*LOG([.A3]) * [.C$13]" office:value-type="float" office:value="3598.48763221237" calcext:value-type="float">
            <text:p>3598,4876322123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284" calcext:value-type="float">
            <text:p>5284</text:p>
          </table:table-cell>
          <table:table-cell table:formula="of:=[.B4]/([.A4]*LOG([.A4]))" office:value-type="float" office:value="0.0393407556580377" calcext:value-type="float">
            <text:p>0,039340755658038</text:p>
          </table:table-cell>
          <table:table-cell table:formula="of:=[.A4]*LOG([.A4]) * [.C$13]" office:value-type="float" office:value="5618.72347295849" calcext:value-type="float">
            <text:p>5618,7234729584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728" calcext:value-type="float">
            <text:p>7728</text:p>
          </table:table-cell>
          <table:table-cell table:formula="of:=[.B5]/([.A5]*LOG([.A5]))" office:value-type="float" office:value="0.0419811998027107" calcext:value-type="float">
            <text:p>0,041981199802711</text:p>
          </table:table-cell>
          <table:table-cell table:formula="of:=[.A5]*LOG([.A5]) * [.C$13]" office:value-type="float" office:value="7700.69307965219" calcext:value-type="float">
            <text:p>7700,693079652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524" calcext:value-type="float">
            <text:p>9524</text:p>
          </table:table-cell>
          <table:table-cell table:formula="of:=[.B6]/([.A6]*LOG([.A6]))" office:value-type="float" office:value="0.0405365430773622" calcext:value-type="float">
            <text:p>0,040536543077362</text:p>
          </table:table-cell>
          <table:table-cell table:formula="of:=[.A6]*LOG([.A6]) * [.C$13]" office:value-type="float" office:value="9828.56749533648" calcext:value-type="float">
            <text:p>9828,5674953364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630" calcext:value-type="float">
            <text:p>11630</text:p>
          </table:table-cell>
          <table:table-cell table:formula="of:=[.B7]/([.A7]*LOG([.A7]))" office:value-type="float" office:value="0.0405665964043667" calcext:value-type="float">
            <text:p>0,040566596404367</text:p>
          </table:table-cell>
          <table:table-cell table:formula="of:=[.A7]*LOG([.A7]) * [.C$13]" office:value-type="float" office:value="11993.0236687582" calcext:value-type="float">
            <text:p>11993,023668758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429" calcext:value-type="float">
            <text:p>14429</text:p>
          </table:table-cell>
          <table:table-cell table:formula="of:=[.B8]/([.A8]*LOG([.A8]))" office:value-type="float" office:value="0.0425437359009489" calcext:value-type="float">
            <text:p>0,042543735900949</text:p>
          </table:table-cell>
          <table:table-cell table:formula="of:=[.A8]*LOG([.A8]) * [.C$13]" office:value-type="float" office:value="14187.9012399323" calcext:value-type="float">
            <text:p>14187,901239932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6422" calcext:value-type="float">
            <text:p>16422</text:p>
          </table:table-cell>
          <table:table-cell table:formula="of:=[.B9]/([.A9]*LOG([.A9]))" office:value-type="float" office:value="0.0418664557543511" calcext:value-type="float">
            <text:p>0,041866455754351</text:p>
          </table:table-cell>
          <table:table-cell table:formula="of:=[.A9]*LOG([.A9]) * [.C$13]" office:value-type="float" office:value="16408.8217897593" calcext:value-type="float">
            <text:p>16408,821789759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924" calcext:value-type="float">
            <text:p>18924</text:p>
          </table:table-cell>
          <table:table-cell table:formula="of:=[.B10]/([.A10]*LOG([.A10]))" office:value-type="float" office:value="0.0424417388260759" calcext:value-type="float">
            <text:p>0,042441738826076</text:p>
          </table:table-cell>
          <table:table-cell table:formula="of:=[.A10]*LOG([.A10]) * [.C$13]" office:value-type="float" office:value="18652.511577057" calcext:value-type="float">
            <text:p>18652,5115770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693" calcext:value-type="float">
            <text:p>20693</text:p>
          </table:table-cell>
          <table:table-cell table:formula="of:=[.B11]/([.A11]*LOG([.A11]))" office:value-type="float" office:value="0.041386" calcext:value-type="float">
            <text:p>0,041386</text:p>
          </table:table-cell>
          <table:table-cell table:formula="of:=[.A11]*LOG([.A11]) * [.C$13]" office:value-type="float" office:value="20916.4295287416" calcext:value-type="float">
            <text:p>20916,4295287416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formula="of:=AVERAGE([.C2:.C12])" office:value-type="float" office:value="0.0418328590574832" calcext:value-type="float">
            <text:p>0,04183285905748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9:30:52.6977022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19:32:34.001017162</dc:date>
    <meta:editing-duration>PT56M28S</meta:editing-duration>
    <meta:editing-cycles>4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68cm" svg:y="3.756cm" style:legend-expansion="high" chart:style-name="ch2"/>
        <chart:plot-area chart:style-name="ch3" table:cell-range-address="mergesort.A2:mergesort.B11 mergesort.B1:mergesort.B1 mergesort.D1:mergesort.D11" chart:data-source-has-labels="row" svg:x="0.32cm" svg:y="0.18cm" svg:width="10.028cm" svg:height="8.647cm">
          <chartooo:coordinate-region svg:x="1.497cm" svg:y="0.379cm" svg:width="8.294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1" chart:label-cell-address="mergesort.B1:mergesort.B1" chart:class="chart:scatter">
            <chart:domain table:cell-range-address="mergesort.A2:mergesort.A11"/>
            <chart:data-point chart:repeated="10"/>
          </chart:series>
          <chart:series chart:style-name="ch7" chart:values-cell-range-address="mergesort.D2:mergesort.D11" chart:label-cell-address="mergesort.D1:merge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mergesort.B1:mergesort.B1</svg:desc>
                </draw:g>
              </table:table-cell>
              <table:table-cell office:value-type="string">
                <text:p>Tiempo teórico estimado= K*f(n)</text:p>
                <draw:g>
                  <svg:desc>mergesort.D1:merge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ergesort.A2:mergesort.A11</svg:desc>
                </draw:g>
              </table:table-cell>
              <table:table-cell office:value-type="float" office:value="1834">
                <text:p>1834</text:p>
                <draw:g>
                  <svg:desc>mergesort.B2:mergesort.B11</svg:desc>
                </draw:g>
              </table:table-cell>
              <table:table-cell office:value-type="float" office:value="1673.31436229933">
                <text:p>1673.31436229933</text:p>
                <draw:g>
                  <svg:desc>mergesort.D2:merge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3597">
                <text:p>3597</text:p>
              </table:table-cell>
              <table:table-cell office:value-type="float" office:value="3598.48763221237">
                <text:p>3598.48763221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5284">
                <text:p>5284</text:p>
              </table:table-cell>
              <table:table-cell office:value-type="float" office:value="5618.72347295849">
                <text:p>5618.72347295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7728">
                <text:p>7728</text:p>
              </table:table-cell>
              <table:table-cell office:value-type="float" office:value="7700.69307965219">
                <text:p>7700.69307965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9524">
                <text:p>9524</text:p>
              </table:table-cell>
              <table:table-cell office:value-type="float" office:value="9828.56749533648">
                <text:p>9828.56749533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11630">
                <text:p>11630</text:p>
              </table:table-cell>
              <table:table-cell office:value-type="float" office:value="11993.0236687582">
                <text:p>11993.0236687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14429">
                <text:p>14429</text:p>
              </table:table-cell>
              <table:table-cell office:value-type="float" office:value="14187.9012399323">
                <text:p>14187.9012399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6422">
                <text:p>16422</text:p>
              </table:table-cell>
              <table:table-cell office:value-type="float" office:value="16408.8217897593">
                <text:p>16408.8217897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8924">
                <text:p>18924</text:p>
              </table:table-cell>
              <table:table-cell office:value-type="float" office:value="18652.511577057">
                <text:p>18652.511577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0693">
                <text:p>20693</text:p>
              </table:table-cell>
              <table:table-cell office:value-type="float" office:value="20916.4295287416">
                <text:p>20916.4295287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